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70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Learning type</text:p>
          </table:table-cell>
          <table:table-cell office:value-type="string" calcext:value-type="string">
            <text:p>References</text:p>
          </table:table-cell>
          <table:table-cell/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Taatgen2003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Taatgen2002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Pyke2011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riming</text:p>
          </table:table-cell>
          <table:table-cell office:value-type="string" calcext:value-type="string">
            <text:p>Thomson</text:p>
          </table:table-cell>
          <table:table-cell/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Cao2015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Benjamin2010</text:p>
          </table:table-cell>
          <table:table-cell/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Hayes-Roth1993</text:p>
          </table:table-cell>
          <table:table-cell/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priming</text:p>
          </table:table-cell>
          <table:table-cell office:value-type="string" calcext:value-type="string">
            <text:p>Schaat2013a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Grossberg2007, Ames2008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Grossberg1988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Carpenter2016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Carpenter2016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priming</text:p>
          </table:table-cell>
          <table:table-cell office:value-type="string" calcext:value-type="string">
            <text:p>Banquet1987, Grossberg2003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nonassociative</text:p>
          </table:table-cell>
          <table:table-cell office:value-type="string" calcext:value-type="string">
            <text:p>Grossberg2007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nonassociative</text:p>
          </table:table-cell>
          <table:table-cell office:value-type="string" calcext:value-type="string">
            <text:p>Novianto2013</text:p>
          </table:table-cell>
          <table:table-cell/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Novianto2013</text:p>
          </table:table-cell>
          <table:table-cell/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Krichmar2012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Krichmar2012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Fleischer2007</text:p>
          </table:table-cell>
          <table:table-cell/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Krichmar2012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Rohrer2011</text:p>
          </table:table-cell>
          <table:table-cell/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Rohrer2009</text:p>
          </table:table-cell>
          <table:table-cell/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rma2007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Huntsberger2011</text:p>
          </table:table-cell>
          <table:table-cell/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Huntsberger2011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Faghihi2011d</text:p>
          </table:table-cell>
          <table:table-cell/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priming</text:p>
          </table:table-cell>
          <table:table-cell office:value-type="string" calcext:value-type="string">
            <text:p>Faghihi2011a</text:p>
          </table:table-cell>
          <table:table-cell/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Conforth2011</text:p>
          </table:table-cell>
          <table:table-cell/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Conforth2011a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Schiller2012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Schiller2012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Schiller2012</text:p>
          </table:table-cell>
          <table:table-cell/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priming</text:p>
          </table:table-cell>
          <table:table-cell office:value-type="string" calcext:value-type="string">
            <text:p>Lane2003, Lane2009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Sun1999c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Sun2007a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Sun2014</text:p>
          </table:table-cell>
          <table:table-cell/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priming</text:p>
          </table:table-cell>
          <table:table-cell office:value-type="string" calcext:value-type="string">
            <text:p>Helie2014</text:p>
          </table:table-cell>
          <table:table-cell/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Zachary2000a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Ritter2009a</text:p>
          </table:table-cell>
          <table:table-cell/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Ritter2009a</text:p>
          </table:table-cell>
          <table:table-cell/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Klenk2007, Hinrichs2007</text:p>
          </table:table-cell>
          <table:table-cell/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rshall2006</text:p>
          </table:table-cell>
          <table:table-cell/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Guzman2012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Sjoo2010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Hawes2010a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Hawes2010a</text:p>
          </table:table-cell>
          <table:table-cell/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priming</text:p>
          </table:table-cell>
          <table:table-cell office:value-type="string" calcext:value-type="string">
            <text:p>Lison2008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Henderson2011</text:p>
          </table:table-cell>
          <table:table-cell/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Henderson2009b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perceptual</text:p>
          </table:table-cell>
          <table:table-cell office:value-type="string" calcext:value-type="string">
            <text:p>Mathews2009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Maffei2015</text:p>
          </table:table-cell>
          <table:table-cell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Mathews2009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Yu2010</text:p>
          </table:table-cell>
          <table:table-cell/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Wilson2014</text:p>
          </table:table-cell>
          <table:table-cell/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n/a</text:p>
          </table:table-cell>
          <table:table-cell table:style-name="ce1" office:value-type="string" calcext:value-type="string">
            <text:p>Kieras1997a</text:p>
          </table:table-cell>
          <table:table-cell/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rker1993</text:p>
          </table:table-cell>
          <table:table-cell/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Bello2007</text:p>
          </table:table-cell>
          <table:table-cell/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eorgeff1998</text:p>
          </table:table-cell>
          <table:table-cell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Schlenoff2006</text:p>
          </table:table-cell>
          <table:table-cell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Albus2005, Olivares-Mendez2010</text:p>
          </table:table-cell>
          <table:table-cell/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Albus1995c, Olivares-Mendez2010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associative</text:p>
          </table:table-cell>
          <table:table-cell office:value-type="string" calcext:value-type="string">
            <text:p>Pynadath2013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00-00-00</text:date>, <text:time style:data-style-name="N2" text:time-value="20:35:47.071829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2:10:06.674477570</meta:creation-date>
    <dc:date>2018-09-09T20:36:18.559591679</dc:date>
    <meta:editing-duration>PT6M41S</meta:editing-duration>
    <meta:editing-cycles>3</meta:editing-cycles>
    <meta:generator>LibreOffice/5.1.6.2$Linux_X86_64 LibreOffice_project/10m0$Build-2</meta:generator>
    <meta:document-statistic meta:table-count="1" meta:cell-count="217" meta:object-count="0"/>
  </office:meta>
</office:document-meta>
</file>